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e3f" officeooo:paragraph-rsid="001efe3f"/>
    </style:style>
    <style:style style:name="P2" style:family="paragraph" style:parent-style-name="Standard">
      <style:text-properties officeooo:rsid="001f24ce" officeooo:paragraph-rsid="001f24ce"/>
    </style:style>
    <style:style style:name="P3" style:family="paragraph" style:parent-style-name="Standard">
      <style:text-properties fo:font-weight="bold" officeooo:rsid="001efe3f" officeooo:paragraph-rsid="001efe3f" style:font-weight-asian="bold" style:font-weight-complex="bold"/>
    </style:style>
    <style:style style:name="P4" style:family="paragraph" style:parent-style-name="Standard">
      <style:text-properties fo:font-weight="bold" officeooo:rsid="001f24ce" officeooo:paragraph-rsid="001f24ce" style:font-weight-asian="bold" style:font-weight-complex="bold"/>
    </style:style>
    <style:style style:name="P5" style:family="paragraph" style:parent-style-name="Standard">
      <style:text-properties fo:font-size="16pt" fo:font-weight="bold" officeooo:rsid="001efe3f" officeooo:paragraph-rsid="001efe3f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3pt" fo:font-weight="bold" officeooo:rsid="001efe3f" officeooo:paragraph-rsid="001efe3f" style:font-size-asian="13pt" style:font-weight-asian="bold" style:font-size-complex="13pt" style:font-weight-complex="bold"/>
    </style:style>
    <style:style style:name="P7" style:family="paragraph" style:parent-style-name="Standard">
      <style:text-properties officeooo:rsid="00205e6c" officeooo:paragraph-rsid="00205e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4ce" style:font-weight-asian="bold" style:font-weight-complex="bold"/>
    </style:style>
    <style:style style:name="T3" style:family="text">
      <style:text-properties officeooo:rsid="001f2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AKT - Outstanding design choices</text:p>
      <text:p text:style-name="P1"/>
      <text:p text:style-name="P1">These are design choices that I have identified and which need to be discussed with AKT <text:s/>colleagues.</text:p>
      <text:p text:style-name="P1"/>
      <text:p text:style-name="P1"/>
      <text:p text:style-name="P6"><text:span text:style-name="T3">1. </text:span>What should happen when a user wishes to delete an item or items from a collection?</text:p>
      <text:p text:style-name="P1">Examples:</text:p>
      <text:p text:style-name="P1"/>
      <text:p text:style-name="P1"><text:span text:style-name="T1">Delete source</text:span><text:span text:style-name="T2">(s)</text:span></text:p>
      <text:p text:style-name="P1">The problem is that the source might have been specified for one or more statements.</text:p>
      <text:p text:style-name="P1"/>
      <text:p text:style-name="P1">If we do nothing apart from delete the source itself, then the statement(s) are left with sources that no longer exist. <text:s text:c="2"/></text:p>
      <text:p text:style-name="P1"/>
      <text:p text:style-name="P1">So we could allow the deletion, and then delete all references to that source from all statements that mention it. <text:s/></text:p>
      <text:p text:style-name="P1"/>
      <text:p text:style-name="P1">But this would result in some statements having no source. <text:s text:c="2"/>We would then have to put up a dialogue window showing how many statements are sourceless, and possibly showing these statements and giving the user the oppottunity to enter a source for each one. <text:s text:c="2"/>Could be tedious! Clearly, at the very least, we would have to allow the user to have the opportunity to cancel the deletion.</text:p>
      <text:p text:style-name="P2"/>
      <text:p text:style-name="P2">What about causal statements which were used to create a diagram? <text:s text:c="3"/>The diagram will no longer be consistent with the knowledge base.</text:p>
      <text:p text:style-name="P2"/>
      <text:p text:style-name="P3">Delete formal term<text:span text:style-name="T3">(s)</text:span></text:p>
      <text:p text:style-name="P2">If the formal term is not used in any statement, no problem.</text:p>
      <text:p text:style-name="P2"/>
      <text:p text:style-name="P2">If the formal term is used in a statement, then surely we simply can't allow this.</text:p>
      <text:p text:style-name="P2"/>
      <text:p text:style-name="P2">Delete statement</text:p>
      <text:p text:style-name="P2">On the face of it, seems OK. <text:s/>But...</text:p>
      <text:p text:style-name="P2"/>
      <text:p text:style-name="P2">What do we do with formal terms which are only in the formal terms collection because of that statement? <text:s/>Do we delete them or keep them in?</text:p>
      <text:p text:style-name="P2"/>
      <text:p text:style-name="P7">What about topics, object hierarchies and topic hierarchies based on the formal term?</text:p>
      <text:p text:style-name="P7"/>
      <text:p text:style-name="P4">Delete diagram(s)</text:p>
      <text:p text:style-name="P7">No issue.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5:09:27.123671566</meta:creation-date>
    <dc:date>2024-08-03T15:34:49.749316803</dc:date>
    <meta:editing-duration>PT3M21S</meta:editing-duration>
    <meta:editing-cycles>1</meta:editing-cycles>
    <meta:document-statistic meta:table-count="0" meta:image-count="0" meta:object-count="0" meta:page-count="1" meta:paragraph-count="19" meta:word-count="272" meta:character-count="1556" meta:non-whitespace-character-count="1285"/>
    <meta:generator>LibreOffice/7.3.7.2$Linux_X86_64 LibreOffice_project/30$Build-2</meta:generator>
  </office:meta>
</office:document-meta>
</file>